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1062cdf"/>
    </style:style>
    <style:style style:name="P2" style:family="paragraph" style:parent-style-name="Text_20_body">
      <style:paragraph-properties fo:text-align="justify" style:justify-single-word="false"/>
      <style:text-properties officeooo:rsid="0139f596" officeooo:paragraph-rsid="0139f596"/>
    </style:style>
    <style:style style:name="P3" style:family="paragraph" style:parent-style-name="Header">
      <style:paragraph-properties fo:text-align="end" style:justify-single-word="false"/>
      <style:text-properties fo:font-size="11pt" officeooo:rsid="00129388" officeooo:paragraph-rsid="00129388" style:font-size-asian="11pt" style:font-size-complex="11pt"/>
    </style:style>
    <style:style style:name="P4" style:family="paragraph" style:parent-style-name="Standard">
      <style:paragraph-properties fo:text-align="end" style:justify-single-word="false"/>
      <style:text-properties style:font-name="Arial"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end" style:justify-single-word="false"/>
      <style:text-properties style:font-name="Arial" fo:font-size="14pt" style:text-underline-style="none" fo:font-weight="bold" style:font-size-asian="14pt" style:font-weight-asian="bold" style:font-size-complex="14pt" style:font-weight-complex="bold"/>
    </style:style>
    <style:style style:name="P6" style:family="paragraph" style:parent-style-name="Text_20_body">
      <style:paragraph-properties fo:text-align="justify" style:justify-single-word="false"/>
      <style:text-properties officeooo:rsid="001545aa" officeooo:paragraph-rsid="001545aa"/>
    </style:style>
    <style:style style:name="P7" style:family="paragraph" style:parent-style-name="Text_20_body">
      <style:paragraph-properties fo:text-align="justify" style:justify-single-word="false"/>
      <style:text-properties fo:font-weight="bold" officeooo:rsid="0018ad63" officeooo:paragraph-rsid="0018ad63" style:font-weight-asian="bold" style:font-weight-complex="bold"/>
    </style:style>
    <style:style style:name="P8" style:family="paragraph" style:parent-style-name="Text_20_body">
      <style:paragraph-properties fo:text-align="justify" style:justify-single-word="false"/>
      <style:text-properties fo:font-weight="bold" officeooo:rsid="00221d75" officeooo:paragraph-rsid="00221d75" style:font-weight-asian="bold" style:font-weight-complex="bold"/>
    </style:style>
    <style:style style:name="P9" style:family="paragraph" style:parent-style-name="Text_20_body">
      <style:paragraph-properties fo:text-align="justify" style:justify-single-word="false"/>
      <style:text-properties fo:font-weight="bold" officeooo:rsid="0039057a" officeooo:paragraph-rsid="00658e88" style:font-weight-asian="bold" style:font-weight-complex="bold"/>
    </style:style>
    <style:style style:name="P10" style:family="paragraph" style:parent-style-name="Text_20_body">
      <style:paragraph-properties fo:text-align="justify" style:justify-single-word="false"/>
      <style:text-properties fo:font-weight="bold" officeooo:rsid="00764283" officeooo:paragraph-rsid="00764283" style:font-weight-asian="bold" style:font-weight-complex="bold"/>
    </style:style>
    <style:style style:name="P11" style:family="paragraph" style:parent-style-name="Text_20_body">
      <style:paragraph-properties fo:text-align="justify" style:justify-single-word="false"/>
      <style:text-properties fo:font-weight="bold" officeooo:rsid="01115eaf" officeooo:paragraph-rsid="01115eaf" style:font-weight-asian="bold" style:font-weight-complex="bold"/>
    </style:style>
    <style:style style:name="P12" style:family="paragraph" style:parent-style-name="Text_20_body">
      <style:paragraph-properties fo:text-align="justify" style:justify-single-word="false"/>
      <style:text-properties fo:font-weight="bold" officeooo:rsid="01115eaf" officeooo:paragraph-rsid="01330b16" style:font-weight-asian="bold" style:font-weight-complex="bold"/>
    </style:style>
    <style:style style:name="P13" style:family="paragraph" style:parent-style-name="Text_20_body">
      <style:paragraph-properties fo:text-align="justify" style:justify-single-word="false"/>
      <style:text-properties officeooo:rsid="001ab331" officeooo:paragraph-rsid="001ab331"/>
    </style:style>
    <style:style style:name="P14" style:family="paragraph" style:parent-style-name="Text_20_body">
      <style:paragraph-properties fo:text-align="justify" style:justify-single-word="false"/>
      <style:text-properties officeooo:rsid="0022eb14" officeooo:paragraph-rsid="00253792"/>
    </style:style>
    <style:style style:name="P15" style:family="paragraph" style:parent-style-name="Text_20_body">
      <style:paragraph-properties fo:text-align="justify" style:justify-single-word="false"/>
      <style:text-properties officeooo:rsid="0022eb14" officeooo:paragraph-rsid="0026cfd9"/>
    </style:style>
    <style:style style:name="P16" style:family="paragraph" style:parent-style-name="Text_20_body">
      <style:paragraph-properties fo:text-align="justify" style:justify-single-word="false"/>
      <style:text-properties officeooo:rsid="0022eb14" officeooo:paragraph-rsid="00365e62"/>
    </style:style>
    <style:style style:name="P17" style:family="paragraph" style:parent-style-name="Text_20_body">
      <style:paragraph-properties fo:text-align="justify" style:justify-single-word="false"/>
      <style:text-properties officeooo:rsid="0022eb14" officeooo:paragraph-rsid="004fc8c4"/>
    </style:style>
    <style:style style:name="P18" style:family="paragraph" style:parent-style-name="Text_20_body">
      <style:paragraph-properties fo:text-align="justify" style:justify-single-word="false"/>
      <style:text-properties officeooo:rsid="0022eb14" officeooo:paragraph-rsid="00624267"/>
    </style:style>
    <style:style style:name="P19" style:family="paragraph" style:parent-style-name="Text_20_body">
      <style:paragraph-properties fo:text-align="justify" style:justify-single-word="false"/>
      <style:text-properties officeooo:rsid="0022eb14" officeooo:paragraph-rsid="0063bfb3"/>
    </style:style>
    <style:style style:name="P20" style:family="paragraph" style:parent-style-name="Text_20_body">
      <style:paragraph-properties fo:text-align="justify" style:justify-single-word="false"/>
      <style:text-properties officeooo:rsid="0022eb14" officeooo:paragraph-rsid="00864ce8"/>
    </style:style>
    <style:style style:name="P21" style:family="paragraph" style:parent-style-name="Text_20_body">
      <style:paragraph-properties fo:text-align="justify" style:justify-single-word="false"/>
      <style:text-properties officeooo:rsid="0022eb14" officeooo:paragraph-rsid="008caa27"/>
    </style:style>
    <style:style style:name="P22" style:family="paragraph" style:parent-style-name="Text_20_body">
      <style:paragraph-properties fo:text-align="justify" style:justify-single-word="false"/>
      <style:text-properties officeooo:rsid="0022eb14" officeooo:paragraph-rsid="00aa798d"/>
    </style:style>
    <style:style style:name="P23" style:family="paragraph" style:parent-style-name="Text_20_body">
      <style:paragraph-properties fo:text-align="justify" style:justify-single-word="false"/>
      <style:text-properties officeooo:rsid="0022eb14" officeooo:paragraph-rsid="00d02045"/>
    </style:style>
    <style:style style:name="P24" style:family="paragraph" style:parent-style-name="Text_20_body">
      <style:paragraph-properties fo:text-align="justify" style:justify-single-word="false"/>
      <style:text-properties officeooo:rsid="0022eb14" officeooo:paragraph-rsid="00f882d3"/>
    </style:style>
    <style:style style:name="P25" style:family="paragraph" style:parent-style-name="Text_20_body">
      <style:paragraph-properties fo:text-align="justify" style:justify-single-word="false"/>
      <style:text-properties officeooo:paragraph-rsid="00129388"/>
    </style:style>
    <style:style style:name="P26" style:family="paragraph" style:parent-style-name="Text_20_body">
      <style:paragraph-properties fo:text-align="justify" style:justify-single-word="false"/>
      <style:text-properties officeooo:paragraph-rsid="00136eeb"/>
    </style:style>
    <style:style style:name="P27" style:family="paragraph" style:parent-style-name="Text_20_body">
      <style:paragraph-properties fo:text-align="justify" style:justify-single-word="false"/>
      <style:text-properties officeooo:paragraph-rsid="01054e21"/>
    </style:style>
    <style:style style:name="P28" style:family="paragraph" style:parent-style-name="Text_20_body">
      <style:paragraph-properties fo:text-align="justify" style:justify-single-word="false"/>
      <style:text-properties officeooo:paragraph-rsid="01062cdf"/>
    </style:style>
    <style:style style:name="P29" style:family="paragraph" style:parent-style-name="Text_20_body">
      <style:paragraph-properties fo:text-align="justify" style:justify-single-word="false"/>
      <style:text-properties officeooo:rsid="00436322" officeooo:paragraph-rsid="00436322"/>
    </style:style>
    <style:style style:name="P30" style:family="paragraph" style:parent-style-name="Text_20_body">
      <style:paragraph-properties fo:text-align="justify" style:justify-single-word="false"/>
      <style:text-properties officeooo:rsid="00436322" officeooo:paragraph-rsid="004b56e8"/>
    </style:style>
    <style:style style:name="P31" style:family="paragraph" style:parent-style-name="Text_20_body">
      <style:paragraph-properties fo:text-align="justify" style:justify-single-word="false"/>
      <style:text-properties officeooo:rsid="00436322" officeooo:paragraph-rsid="004dfda4"/>
    </style:style>
    <style:style style:name="P32" style:family="paragraph" style:parent-style-name="Text_20_body">
      <style:paragraph-properties fo:text-align="justify" style:justify-single-word="false"/>
      <style:text-properties officeooo:rsid="0065a4bf" officeooo:paragraph-rsid="006d62f5"/>
    </style:style>
    <style:style style:name="P33" style:family="paragraph" style:parent-style-name="Text_20_body">
      <style:paragraph-properties fo:text-align="justify" style:justify-single-word="false"/>
      <style:text-properties officeooo:rsid="00bc1324" officeooo:paragraph-rsid="00bc1324"/>
    </style:style>
    <style:style style:name="P34" style:family="paragraph" style:parent-style-name="Text_20_body">
      <style:paragraph-properties fo:text-align="justify" style:justify-single-word="false"/>
      <style:text-properties fo:font-weight="normal" officeooo:rsid="0039057a" officeooo:paragraph-rsid="01226c3d" style:font-weight-asian="normal" style:font-weight-complex="normal"/>
    </style:style>
    <style:style style:name="P35" style:family="paragraph" style:parent-style-name="Text_20_body">
      <style:paragraph-properties fo:text-align="justify" style:justify-single-word="false" fo:break-before="page"/>
      <style:text-properties officeooo:rsid="0022eb14" officeooo:paragraph-rsid="00624267"/>
    </style:style>
    <style:style style:name="P36" style:family="paragraph" style:parent-style-name="Text_20_body">
      <style:paragraph-properties fo:text-align="justify" style:justify-single-word="false" fo:break-before="page"/>
      <style:text-properties officeooo:rsid="0022eb14" officeooo:paragraph-rsid="00a4a685"/>
    </style:style>
    <style:style style:name="P37" style:family="paragraph" style:parent-style-name="Text_20_body">
      <style:paragraph-properties fo:text-align="justify" style:justify-single-word="false"/>
      <style:text-properties fo:font-weight="bold" officeooo:rsid="0022ba6a" officeooo:paragraph-rsid="0022ba6a" style:font-weight-asian="bold" style:font-weight-complex="bold"/>
    </style:style>
    <style:style style:name="P38" style:family="paragraph" style:parent-style-name="Text_20_body">
      <style:paragraph-properties fo:text-align="justify" style:justify-single-word="false"/>
      <style:text-properties fo:font-weight="bold" officeooo:rsid="0026cfd9" officeooo:paragraph-rsid="0026cfd9" style:font-weight-asian="bold" style:font-weight-complex="bold"/>
    </style:style>
    <style:style style:name="P39" style:family="paragraph" style:parent-style-name="Text_20_body" style:list-style-name="L9">
      <style:paragraph-properties fo:text-align="justify" style:justify-single-word="false"/>
      <style:text-properties officeooo:rsid="0039057a" officeooo:paragraph-rsid="0039057a"/>
    </style:style>
    <style:style style:name="P40" style:family="paragraph" style:parent-style-name="Text_20_body" style:list-style-name="L9">
      <style:paragraph-properties fo:text-align="justify" style:justify-single-word="false"/>
      <style:text-properties officeooo:rsid="0039057a" officeooo:paragraph-rsid="003d0634"/>
    </style:style>
    <style:style style:name="P41" style:family="paragraph" style:parent-style-name="Text_20_body">
      <style:paragraph-properties fo:text-align="justify" style:justify-single-word="false"/>
      <style:text-properties officeooo:rsid="00436322" officeooo:paragraph-rsid="004b56e8"/>
    </style:style>
    <style:style style:name="P42" style:family="paragraph" style:parent-style-name="Text_20_body" style:list-style-name="L10">
      <style:paragraph-properties fo:text-align="justify" style:justify-single-word="false"/>
      <style:text-properties style:text-underline-style="none" officeooo:rsid="006d62f5" officeooo:paragraph-rsid="006d62f5"/>
    </style:style>
    <style:style style:name="P43" style:family="paragraph" style:parent-style-name="Text_20_body" style:list-style-name="L10">
      <style:paragraph-properties fo:text-align="justify" style:justify-single-word="false"/>
      <style:text-properties style:text-underline-style="none" officeooo:rsid="006ef9b8" officeooo:paragraph-rsid="006ef9b8"/>
    </style:style>
    <style:style style:name="P44" style:family="paragraph" style:parent-style-name="Text_20_body" style:list-style-name="L10">
      <style:paragraph-properties fo:text-align="justify" style:justify-single-word="false"/>
      <style:text-properties style:text-underline-style="none" officeooo:rsid="0070cccc" officeooo:paragraph-rsid="0072600d"/>
    </style:style>
    <style:style style:name="P45" style:family="paragraph" style:parent-style-name="Text_20_body" style:list-style-name="L10">
      <style:paragraph-properties fo:text-align="justify" style:justify-single-word="false"/>
      <style:text-properties style:text-underline-style="none" officeooo:rsid="0070cccc" officeooo:paragraph-rsid="00764283"/>
    </style:style>
    <style:style style:name="P46" style:family="paragraph" style:parent-style-name="Text_20_body" style:list-style-name="L10">
      <style:paragraph-properties fo:text-align="justify" style:justify-single-word="false"/>
      <style:text-properties style:text-underline-style="none" officeooo:rsid="0072600d" officeooo:paragraph-rsid="00744f44"/>
    </style:style>
    <style:style style:name="P47" style:family="paragraph" style:parent-style-name="Text_20_body" style:list-style-name="L10">
      <style:paragraph-properties fo:text-align="justify" style:justify-single-word="false"/>
      <style:text-properties style:text-underline-style="none" officeooo:rsid="0127046b" officeooo:paragraph-rsid="0127046b"/>
    </style:style>
    <style:style style:name="P48" style:family="paragraph" style:parent-style-name="Text_20_body" style:list-style-name="L10">
      <style:paragraph-properties fo:text-align="justify" style:justify-single-word="false"/>
      <style:text-properties style:text-underline-style="none" officeooo:rsid="0128155a" officeooo:paragraph-rsid="0128155a"/>
    </style:style>
    <style:style style:name="P49" style:family="paragraph" style:parent-style-name="Text_20_body">
      <style:paragraph-properties fo:text-align="justify" style:justify-single-word="false"/>
      <style:text-properties style:text-underline-style="none" fo:font-weight="normal" officeooo:rsid="0072600d" officeooo:paragraph-rsid="01226c3d" style:font-weight-asian="normal" style:font-weight-complex="normal"/>
    </style:style>
    <style:style style:name="P50" style:family="paragraph" style:parent-style-name="Text_20_body">
      <style:paragraph-properties fo:text-align="justify" style:justify-single-word="false"/>
      <style:text-properties style:text-underline-style="none" officeooo:rsid="00ea4c20" officeooo:paragraph-rsid="00f882d3"/>
    </style:style>
    <style:style style:name="P51" style:family="paragraph" style:parent-style-name="Text_20_body">
      <style:paragraph-properties fo:text-align="justify" style:justify-single-word="false"/>
      <style:text-properties officeooo:rsid="007afb3e" officeooo:paragraph-rsid="00867517"/>
    </style:style>
    <style:style style:name="P52" style:family="paragraph" style:parent-style-name="Text_20_body">
      <style:paragraph-properties fo:text-align="justify" style:justify-single-word="false"/>
      <style:text-properties officeooo:rsid="00867517" officeooo:paragraph-rsid="0087b987"/>
    </style:style>
    <style:style style:name="P53" style:family="paragraph" style:parent-style-name="Text_20_body">
      <style:paragraph-properties fo:text-align="justify" style:justify-single-word="false"/>
      <style:text-properties officeooo:rsid="0089120d" officeooo:paragraph-rsid="008caa27"/>
    </style:style>
    <style:style style:name="P54" style:family="paragraph" style:parent-style-name="Text_20_body">
      <style:paragraph-properties fo:text-align="justify" style:justify-single-word="false"/>
      <style:text-properties officeooo:rsid="00a3bdb5" officeooo:paragraph-rsid="00a3bdb5"/>
    </style:style>
    <style:style style:name="P55" style:family="paragraph" style:parent-style-name="Text_20_body">
      <style:paragraph-properties fo:text-align="justify" style:justify-single-word="false"/>
      <style:text-properties fo:font-weight="normal" officeooo:rsid="00b170ae" officeooo:paragraph-rsid="00aa798d" style:font-weight-asian="normal" style:font-weight-complex="normal"/>
    </style:style>
    <style:style style:name="P56" style:family="paragraph" style:parent-style-name="Text_20_body" style:list-style-name="L11">
      <style:paragraph-properties fo:text-align="justify" style:justify-single-word="false"/>
      <style:text-properties fo:font-weight="normal" officeooo:rsid="00b961f8" officeooo:paragraph-rsid="00b961f8" style:font-weight-asian="normal" style:font-weight-complex="normal"/>
    </style:style>
    <style:style style:name="P57" style:family="paragraph" style:parent-style-name="Text_20_body" style:list-style-name="L11">
      <style:paragraph-properties fo:text-align="justify" style:justify-single-word="false"/>
      <style:text-properties officeooo:rsid="00b2c03a" officeooo:paragraph-rsid="00b2c03a"/>
    </style:style>
    <style:style style:name="P58" style:family="paragraph" style:parent-style-name="Text_20_body" style:list-style-name="L11">
      <style:paragraph-properties fo:text-align="justify" style:justify-single-word="false"/>
      <style:text-properties officeooo:rsid="00b63b25" officeooo:paragraph-rsid="00b63b25"/>
    </style:style>
    <style:style style:name="P59" style:family="paragraph" style:parent-style-name="Text_20_body">
      <style:paragraph-properties fo:text-align="justify" style:justify-single-word="false"/>
      <style:text-properties officeooo:rsid="0139f596" officeooo:paragraph-rsid="0139f596"/>
    </style:style>
    <style:style style:name="P60" style:family="paragraph" style:parent-style-name="Text_20_body">
      <style:paragraph-properties fo:text-align="justify" style:justify-single-word="false"/>
      <style:text-properties officeooo:paragraph-rsid="01062cdf"/>
    </style:style>
    <style:style style:name="P61" style:family="paragraph" style:parent-style-name="Text_20_body">
      <style:paragraph-properties fo:text-align="justify" style:justify-single-word="false" fo:break-before="page"/>
      <style:text-properties fo:font-weight="bold" officeooo:rsid="0124636f" officeooo:paragraph-rsid="0124636f" style:font-weight-asian="bold" style:font-weight-complex="bold"/>
    </style:style>
    <style:style style:name="P62" style:family="paragraph" style:parent-style-name="Heading_20_2">
      <style:text-properties style:text-underline-style="none" officeooo:rsid="00129388" officeooo:paragraph-rsid="00129388"/>
    </style:style>
    <style:style style:name="P6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officeooo:rsid="00136eeb"/>
    </style:style>
    <style:style style:name="T3" style:family="text">
      <style:text-properties style:text-underline-style="none" officeooo:rsid="001545aa"/>
    </style:style>
    <style:style style:name="T4" style:family="text">
      <style:text-properties style:text-underline-style="none" officeooo:rsid="0015e8e8"/>
    </style:style>
    <style:style style:name="T5" style:family="text">
      <style:text-properties style:text-underline-style="none" fo:font-weight="bold" style:font-weight-asian="bold" style:font-weight-complex="bold"/>
    </style:style>
    <style:style style:name="T6" style:family="text">
      <style:text-properties style:text-underline-style="none" fo:font-weight="bold" officeooo:rsid="0015e8e8" style:font-weight-asian="bold" style:font-weight-complex="bold"/>
    </style:style>
    <style:style style:name="T7" style:family="text">
      <style:text-properties style:text-underline-style="none" fo:font-weight="bold" officeooo:rsid="00136eeb" style:font-weight-asian="bold" style:font-weight-complex="bold"/>
    </style:style>
    <style:style style:name="T8" style:family="text">
      <style:text-properties style:text-underline-style="none" fo:font-weight="bold" officeooo:rsid="013529be" style:font-weight-asian="bold" style:font-weight-complex="bold"/>
    </style:style>
    <style:style style:name="T9" style:family="text">
      <style:text-properties style:text-underline-style="none" fo:font-weight="bold" officeooo:rsid="013637be" style:font-weight-asian="bold" style:font-weight-complex="bold"/>
    </style:style>
    <style:style style:name="T10" style:family="text">
      <style:text-properties style:text-underline-style="none" officeooo:rsid="00d02045"/>
    </style:style>
    <style:style style:name="T11" style:family="text">
      <style:text-properties style:text-underline-style="none" officeooo:rsid="00d0c2a4"/>
    </style:style>
    <style:style style:name="T12" style:family="text">
      <style:text-properties style:text-underline-style="none" officeooo:rsid="00d17030"/>
    </style:style>
    <style:style style:name="T13" style:family="text">
      <style:text-properties style:text-underline-style="none" officeooo:rsid="00d90120"/>
    </style:style>
    <style:style style:name="T14" style:family="text">
      <style:text-properties style:text-underline-style="none" officeooo:rsid="00da0b7e"/>
    </style:style>
    <style:style style:name="T15" style:family="text">
      <style:text-properties style:text-underline-style="none" officeooo:rsid="00da75ce"/>
    </style:style>
    <style:style style:name="T16" style:family="text">
      <style:text-properties style:text-underline-style="none" officeooo:rsid="00ddb920"/>
    </style:style>
    <style:style style:name="T17" style:family="text">
      <style:text-properties style:text-underline-style="none" officeooo:rsid="00e0ae9f"/>
    </style:style>
    <style:style style:name="T18" style:family="text">
      <style:text-properties style:text-underline-style="none" officeooo:rsid="00e1ba7d"/>
    </style:style>
    <style:style style:name="T19" style:family="text">
      <style:text-properties style:text-underline-style="none" officeooo:rsid="00e248a6"/>
    </style:style>
    <style:style style:name="T20" style:family="text">
      <style:text-properties style:text-underline-style="none" officeooo:rsid="00e26aec"/>
    </style:style>
    <style:style style:name="T21" style:family="text">
      <style:text-properties style:text-underline-style="none" officeooo:rsid="00e4320f"/>
    </style:style>
    <style:style style:name="T22" style:family="text">
      <style:text-properties style:text-underline-style="none" officeooo:rsid="00e52af4"/>
    </style:style>
    <style:style style:name="T23" style:family="text">
      <style:text-properties style:text-underline-style="none" officeooo:rsid="00e6c4e2"/>
    </style:style>
    <style:style style:name="T24" style:family="text">
      <style:text-properties style:text-underline-style="none" officeooo:rsid="00e858d0"/>
    </style:style>
    <style:style style:name="T25" style:family="text">
      <style:text-properties style:text-underline-style="none" officeooo:rsid="00ea4c20"/>
    </style:style>
    <style:style style:name="T26" style:family="text">
      <style:text-properties style:text-underline-style="none" officeooo:rsid="00ec1dcc"/>
    </style:style>
    <style:style style:name="T27" style:family="text">
      <style:text-properties style:text-underline-style="none" officeooo:rsid="00ed9f45"/>
    </style:style>
    <style:style style:name="T28" style:family="text">
      <style:text-properties style:text-underline-style="none" officeooo:rsid="00ef4014"/>
    </style:style>
    <style:style style:name="T29" style:family="text">
      <style:text-properties style:text-underline-style="none" officeooo:rsid="00f13d94"/>
    </style:style>
    <style:style style:name="T30" style:family="text">
      <style:text-properties style:text-underline-style="none" officeooo:rsid="00f34828"/>
    </style:style>
    <style:style style:name="T31" style:family="text">
      <style:text-properties style:text-underline-style="none" officeooo:rsid="00f4edc0"/>
    </style:style>
    <style:style style:name="T32" style:family="text">
      <style:text-properties style:text-underline-style="none" officeooo:rsid="00f50a19"/>
    </style:style>
    <style:style style:name="T33" style:family="text">
      <style:text-properties style:text-underline-style="none" officeooo:rsid="00f63a9e"/>
    </style:style>
    <style:style style:name="T34" style:family="text">
      <style:text-properties style:text-underline-style="none" officeooo:rsid="00f6ecb8"/>
    </style:style>
    <style:style style:name="T35" style:family="text">
      <style:text-properties style:text-underline-style="none" officeooo:rsid="00f76aa0"/>
    </style:style>
    <style:style style:name="T36" style:family="text">
      <style:text-properties style:text-underline-style="none" officeooo:rsid="00f882d3"/>
    </style:style>
    <style:style style:name="T37" style:family="text">
      <style:text-properties style:text-underline-style="none" officeooo:rsid="00fa1464"/>
    </style:style>
    <style:style style:name="T38" style:family="text">
      <style:text-properties style:text-underline-style="none" officeooo:rsid="00faf727"/>
    </style:style>
    <style:style style:name="T39" style:family="text">
      <style:text-properties style:text-underline-style="none" officeooo:rsid="00fb5cca"/>
    </style:style>
    <style:style style:name="T40" style:family="text">
      <style:text-properties style:text-underline-style="none" officeooo:rsid="00fc380e"/>
    </style:style>
    <style:style style:name="T41" style:family="text">
      <style:text-properties style:text-underline-style="none" officeooo:rsid="01183552"/>
    </style:style>
    <style:style style:name="T42" style:family="text">
      <style:text-properties style:text-underline-style="none" officeooo:rsid="0118cff3"/>
    </style:style>
    <style:style style:name="T43" style:family="text">
      <style:text-properties style:text-underline-style="none" officeooo:rsid="0072600d"/>
    </style:style>
    <style:style style:name="T44" style:family="text">
      <style:text-properties style:text-underline-style="none" officeooo:rsid="0129cbca"/>
    </style:style>
    <style:style style:name="T45" style:family="text">
      <style:text-properties style:text-underline-style="none" officeooo:rsid="012a18f0"/>
    </style:style>
    <style:style style:name="T46" style:family="text">
      <style:text-properties style:text-underline-style="none" officeooo:rsid="012b225b"/>
    </style:style>
    <style:style style:name="T47" style:family="text">
      <style:text-properties style:text-underline-style="none" officeooo:rsid="012c5e26"/>
    </style:style>
    <style:style style:name="T48" style:family="text">
      <style:text-properties style:text-underline-style="none" officeooo:rsid="012cf761"/>
    </style:style>
    <style:style style:name="T49" style:family="text">
      <style:text-properties style:text-underline-style="none" officeooo:rsid="012deaab"/>
    </style:style>
    <style:style style:name="T50" style:family="text">
      <style:text-properties style:text-underline-style="none" officeooo:rsid="012ece98"/>
    </style:style>
    <style:style style:name="T51" style:family="text">
      <style:text-properties style:text-underline-style="none" officeooo:rsid="012f741f"/>
    </style:style>
    <style:style style:name="T52" style:family="text">
      <style:text-properties style:text-underline-style="none" fo:font-weight="normal" officeooo:rsid="0072600d" style:font-weight-asian="normal" style:font-weight-complex="normal"/>
    </style:style>
    <style:style style:name="T53" style:family="text">
      <style:text-properties style:text-underline-style="none" fo:font-weight="normal" officeooo:rsid="01206a0f" style:font-weight-asian="normal" style:font-weight-complex="normal"/>
    </style:style>
    <style:style style:name="T54" style:family="text">
      <style:text-properties style:text-underline-style="none" fo:font-weight="normal" officeooo:rsid="012088f9" style:font-weight-asian="normal" style:font-weight-complex="normal"/>
    </style:style>
    <style:style style:name="T55" style:family="text">
      <style:text-properties style:text-underline-style="none" fo:font-weight="normal" officeooo:rsid="0121a99e" style:font-weight-asian="normal" style:font-weight-complex="normal"/>
    </style:style>
    <style:style style:name="T56" style:family="text">
      <style:text-properties fo:font-weight="bold" officeooo:rsid="004fc8c4" style:font-weight-asian="bold" style:font-weight-complex="bold"/>
    </style:style>
    <style:style style:name="T57" style:family="text">
      <style:text-properties fo:font-weight="bold" officeooo:rsid="0026cfd9" style:font-weight-asian="bold" style:font-weight-complex="bold"/>
    </style:style>
    <style:style style:name="T58" style:family="text">
      <style:text-properties fo:font-weight="bold" officeooo:rsid="00605ff9" style:font-weight-asian="bold" style:font-weight-complex="bold"/>
    </style:style>
    <style:style style:name="T59" style:family="text">
      <style:text-properties fo:font-weight="bold" officeooo:rsid="00624267" style:font-weight-asian="bold" style:font-weight-complex="bold"/>
    </style:style>
    <style:style style:name="T60" style:family="text">
      <style:text-properties fo:font-weight="bold" officeooo:rsid="0137f6ce" style:font-weight-asian="bold" style:font-weight-complex="bold"/>
    </style:style>
    <style:style style:name="T61" style:family="text">
      <style:text-properties fo:font-weight="normal" style:font-weight-asian="normal" style:font-weight-complex="normal"/>
    </style:style>
    <style:style style:name="T62" style:family="text">
      <style:text-properties fo:font-weight="normal" officeooo:rsid="003ecc17" style:font-weight-asian="normal" style:font-weight-complex="normal"/>
    </style:style>
    <style:style style:name="T63" style:family="text">
      <style:text-properties fo:font-weight="normal" officeooo:rsid="00ab65ae" style:font-weight-asian="normal" style:font-weight-complex="normal"/>
    </style:style>
    <style:style style:name="T64" style:family="text">
      <style:text-properties fo:font-weight="normal" officeooo:rsid="00acb993" style:font-weight-asian="normal" style:font-weight-complex="normal"/>
    </style:style>
    <style:style style:name="T65" style:family="text">
      <style:text-properties fo:font-weight="normal" officeooo:rsid="00ad4573" style:font-weight-asian="normal" style:font-weight-complex="normal"/>
    </style:style>
    <style:style style:name="T66" style:family="text">
      <style:text-properties fo:font-weight="normal" officeooo:rsid="00add74c" style:font-weight-asian="normal" style:font-weight-complex="normal"/>
    </style:style>
    <style:style style:name="T67" style:family="text">
      <style:text-properties fo:font-weight="normal" officeooo:rsid="00aeadad" style:font-weight-asian="normal" style:font-weight-complex="normal"/>
    </style:style>
    <style:style style:name="T68" style:family="text">
      <style:text-properties fo:font-weight="normal" officeooo:rsid="00af33ea" style:font-weight-asian="normal" style:font-weight-complex="normal"/>
    </style:style>
    <style:style style:name="T69" style:family="text">
      <style:text-properties fo:font-weight="normal" officeooo:rsid="00af818e" style:font-weight-asian="normal" style:font-weight-complex="normal"/>
    </style:style>
    <style:style style:name="T70" style:family="text">
      <style:text-properties fo:font-weight="normal" officeooo:rsid="00b170ae" style:font-weight-asian="normal" style:font-weight-complex="normal"/>
    </style:style>
    <style:style style:name="T71" style:family="text">
      <style:text-properties fo:font-weight="normal" officeooo:rsid="00b7cac5" style:font-weight-asian="normal" style:font-weight-complex="normal"/>
    </style:style>
    <style:style style:name="T72" style:family="text">
      <style:text-properties fo:font-weight="normal" officeooo:rsid="00ba1532" style:font-weight-asian="normal" style:font-weight-complex="normal"/>
    </style:style>
    <style:style style:name="T73" style:family="text">
      <style:text-properties fo:font-weight="normal" officeooo:rsid="01330b16" style:font-weight-asian="normal" style:font-weight-complex="normal"/>
    </style:style>
    <style:style style:name="T74" style:family="text">
      <style:text-properties fo:font-weight="normal" officeooo:rsid="0039057a" style:font-weight-asian="normal" style:font-weight-complex="normal"/>
    </style:style>
    <style:style style:name="T75" style:family="text">
      <style:text-properties fo:font-weight="normal" officeooo:rsid="01118832" style:font-weight-asian="normal" style:font-weight-complex="normal"/>
    </style:style>
    <style:style style:name="T76" style:family="text">
      <style:text-properties officeooo:rsid="001c9397"/>
    </style:style>
    <style:style style:name="T77" style:family="text">
      <style:text-properties officeooo:rsid="0024fc7e"/>
    </style:style>
    <style:style style:name="T78" style:family="text">
      <style:text-properties officeooo:rsid="002c0b99"/>
    </style:style>
    <style:style style:name="T79" style:family="text">
      <style:text-properties officeooo:rsid="003ac583"/>
    </style:style>
    <style:style style:name="T80" style:family="text">
      <style:text-properties officeooo:rsid="003ecc17"/>
    </style:style>
    <style:style style:name="T81" style:family="text">
      <style:text-properties officeooo:rsid="004525d8"/>
    </style:style>
    <style:style style:name="T82" style:family="text">
      <style:text-properties officeooo:rsid="0050fc7b"/>
    </style:style>
    <style:style style:name="T83" style:family="text">
      <style:text-properties officeooo:rsid="00658e88"/>
    </style:style>
    <style:style style:name="T84" style:family="text">
      <style:text-properties officeooo:rsid="0065b8cb"/>
    </style:style>
    <style:style style:name="T85" style:family="text">
      <style:text-properties officeooo:rsid="0072600d"/>
    </style:style>
    <style:style style:name="T86" style:family="text">
      <style:text-properties officeooo:rsid="00764283"/>
    </style:style>
    <style:style style:name="T87" style:family="text">
      <style:text-properties officeooo:rsid="007afb3e"/>
    </style:style>
    <style:style style:name="T88" style:family="text">
      <style:text-properties officeooo:rsid="008fb876"/>
    </style:style>
    <style:style style:name="T89" style:family="text">
      <style:text-properties officeooo:rsid="00901cd6"/>
    </style:style>
    <style:style style:name="T90" style:family="text">
      <style:text-properties officeooo:rsid="009dfbbf"/>
    </style:style>
    <style:style style:name="T91" style:family="text">
      <style:text-properties officeooo:rsid="009fecd1"/>
    </style:style>
    <style:style style:name="T92" style:family="text">
      <style:text-properties officeooo:rsid="00aa798d"/>
    </style:style>
    <style:style style:name="T93" style:family="text">
      <style:text-properties officeooo:rsid="00bd7735"/>
    </style:style>
    <style:style style:name="T94" style:family="text">
      <style:text-properties officeooo:rsid="00c9ef15"/>
    </style:style>
    <style:style style:name="T95" style:family="text">
      <style:text-properties officeooo:rsid="00d02045"/>
    </style:style>
    <style:style style:name="T96" style:family="text">
      <style:text-properties fo:font-style="italic" officeooo:rsid="00f882d3" style:font-style-asian="italic" style:font-style-complex="italic"/>
    </style:style>
    <style:style style:name="T97" style:family="text">
      <style:text-properties fo:font-style="italic" officeooo:rsid="01062cdf" style:font-style-asian="italic" style:font-style-complex="italic"/>
    </style:style>
    <style:style style:name="T98" style:family="text">
      <style:text-properties fo:font-style="italic" style:text-underline-style="none" officeooo:rsid="00ddb920" style:font-style-asian="italic" style:font-style-complex="italic"/>
    </style:style>
    <style:style style:name="T99" style:family="text">
      <style:text-properties officeooo:rsid="00f882d3"/>
    </style:style>
    <style:style style:name="T100" style:family="text">
      <style:text-properties fo:font-style="normal" officeooo:rsid="00fd7dcf" style:font-style-asian="normal" style:font-style-complex="normal"/>
    </style:style>
    <style:style style:name="T101" style:family="text">
      <style:text-properties fo:font-style="normal" officeooo:rsid="00fe2e6e" style:font-style-asian="normal" style:font-style-complex="normal"/>
    </style:style>
    <style:style style:name="T102" style:family="text">
      <style:text-properties fo:font-style="normal" officeooo:rsid="00fffb67" style:font-style-asian="normal" style:font-style-complex="normal"/>
    </style:style>
    <style:style style:name="T103" style:family="text">
      <style:text-properties fo:font-style="normal" officeooo:rsid="0101739e" style:font-style-asian="normal" style:font-style-complex="normal"/>
    </style:style>
    <style:style style:name="T104" style:family="text">
      <style:text-properties fo:font-style="normal" officeooo:rsid="0101c98f" style:font-style-asian="normal" style:font-style-complex="normal"/>
    </style:style>
    <style:style style:name="T105" style:family="text">
      <style:text-properties fo:font-style="normal" officeooo:rsid="0101df1e" style:font-style-asian="normal" style:font-style-complex="normal"/>
    </style:style>
    <style:style style:name="T106" style:family="text">
      <style:text-properties fo:font-style="normal" officeooo:rsid="01037fc0" style:font-style-asian="normal" style:font-style-complex="normal"/>
    </style:style>
    <style:style style:name="T107" style:family="text">
      <style:text-properties fo:font-style="normal" officeooo:rsid="0104fe49" style:font-style-asian="normal" style:font-style-complex="normal"/>
    </style:style>
    <style:style style:name="T108" style:family="text">
      <style:text-properties fo:font-style="normal" officeooo:rsid="01054e21" style:font-style-asian="normal" style:font-style-complex="normal"/>
    </style:style>
    <style:style style:name="T109" style:family="text">
      <style:text-properties officeooo:rsid="01054e21"/>
    </style:style>
    <style:style style:name="T110" style:family="text">
      <style:text-properties officeooo:rsid="01062cdf"/>
    </style:style>
    <style:style style:name="T111" style:family="text">
      <style:text-properties officeooo:rsid="01076d9c"/>
    </style:style>
    <style:style style:name="T112" style:family="text">
      <style:text-properties officeooo:rsid="0109fe0b"/>
    </style:style>
    <style:style style:name="T113" style:family="text">
      <style:text-properties officeooo:rsid="0110b2f0"/>
    </style:style>
    <style:style style:name="T114" style:family="text">
      <style:text-properties officeooo:rsid="0129895c"/>
    </style:style>
    <style:style style:name="T11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 PL SungtiL GB"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 PL SungtiL GB"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0">
      <number:day/>
      <number:text>. </number:text>
      <number:month number:textual="true"/>
      <number:text>. </number:text>
      <number:year number:style="long"/>
    </number:date-style>
  </office:automatic-styles>
  <office:body>
    <office:text text:use-soft-page-breaks="true">
      <text:tracked-changes>
        <text:changed-region xml:id="ct57902592" text:id="ct57902592">
          <text:deletion>
            <office:change-info>
              <dc:creator>Marvin Hansen</dc:creator>
              <dc:date>2014-09-26T13:19:00</dc:date>
            </office:change-info>
            <text:p text:style-name="P1"/>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text:date style:data-style-name="N80" text:date-value="2014-09-26T11:14:47.084297323" text:fixed="true">26. Sep. 2014</text:date></text:p>
      <text:h text:style-name="P62" text:outline-level="2">Configuration Concept</text:h>
      <text:p text:style-name="P25"/>
      <text:p text:style-name="P26"><text:span text:style-name="T6">Goal</text:span><text:span text:style-name="T7">:</text:span><text:span text:style-name="T2"> </text:span><text:span text:style-name="T3">Central configuration management. </text:span></text:p>
      <text:p text:style-name="P6"><text:span text:style-name="T5">Problem:</text:span><text:span text:style-name="T1"> </text:span><text:span text:style-name="T4">Number of nodes may grow very large.</text:span></text:p>
      <text:p text:style-name="P7">Solution: <text:span text:style-name="T61">Central Configuration Node </text:span></text:p>
      <text:p text:style-name="P26"/>
      <text:p text:style-name="P8">Outline:</text:p>
      <text:p text:style-name="P13"><text:tab/>Just centralizing configuration <text:span text:style-name="T76">is not enough for automated deployment, it also takes a node registry, a cache <text:s/>and later on, management tools on top of these three components. </text:span></text:p>
      <text:p text:style-name="P26"/>
      <text:p text:style-name="P37">Motivation</text:p>
      <text:p text:style-name="P14"><text:tab/>Reduction of deployment tasks to the absolute minimum in order <text:span text:style-name="T77">deliver a working DRF backend in the fastest possible time. Therefore, the highest possible level of automation is desired.</text:span></text:p>
      <text:p text:style-name="P14"/>
      <text:p text:style-name="P38">Overview:</text:p>
      <text:p text:style-name="P16"><text:tab/><text:span text:style-name="T78">Imagine the deployment of a DRF system on a cloud systems would be possible in a three step process. First, a “Controller” image is loaded from the marketplace to a new instance. The controller provides all services required to interact with the DRF backend. More precisely, three components are consolidated on one single instance:</text:span></text:p>
      <text:list xml:id="list6652030276931962940" text:style-name="L9">
        <text:list-item>
          <text:p text:style-name="P39">Configuration master – All nodes pull any required configuration from here.</text:p>
        </text:list-item>
        <text:list-item>
          <text:p text:style-name="P40"><office:annotation office:name="__Annotation__3299_275760747"><dc:creator>Marvin Hansen</dc:creator><dc:date>2014-09-26T13:04:39</dc:date><text:list text:style-name=""><text:list-item><text:p text:style-name="P63"><text:span text:style-name="T115">@MartinSenne,</text:span></text:p></text:list-item><text:list-item><text:p text:style-name="P63"><text:span text:style-name="T115">Keep reading, there is a detailed discussion on the next page...</text:span></text:p></text:list-item></text:list></office:annotation><text:span text:style-name="T79">Cache</text:span><office:annotation-end office:name="__Annotation__3299_275760747"/><text:span text:style-name="T79"> – JAR files required for setting-up a node are cached for faster access</text:span></text:p>
        </text:list-item>
        <text:list-item>
          <text:p text:style-name="P40"><text:span text:style-name="T80">Registry – Once a node is running, it sends its IP, Port and status to the registry </text:span><text:s/></text:p>
        </text:list-item>
      </text:list>
      <text:p text:style-name="P15"><text:s/></text:p>
      <text:p text:style-name="P29"><text:tab/>The main idea is <text:span text:style-name="T81">to place all URI's to all other components (Cache, Registry etc.) in the configuration master in order to start each single node with just the URI to the configuration master so that a Runner can initiate the node setup. </text:span></text:p>
      <text:p text:style-name="P31"><text:tab/></text:p>
      <text:p text:style-name="P17"><text:span text:style-name="T58">Reason</text:span><text:span text:style-name="T56">:</text:span></text:p>
      <text:p text:style-name="P30"><text:tab/><text:span text:style-name="T82">Considering the expected level of near unlimited scalability, passing one URL to the configuration master appears the only feasible way to create any number of nodes within a reasonable time. Configuration, cache and registry are divided into separate containers with the aim to support load balancing from the very beginning. <text:s text:c="2"/></text:span></text:p>
      <text:p text:style-name="P30"><text:tab/></text:p>
      <text:p text:style-name="P35"><text:span text:style-name="T59">Elaboration</text:span><text:span text:style-name="T57">:</text:span></text:p>
      <text:p text:style-name="P18"/>
      <text:p text:style-name="P9"><text:span text:style-name="T83">A) </text:span>Configuration master</text:p>
      <text:p text:style-name="P32"><text:tab/>A configuration master consolidates <text:span text:style-name="T84">every configuration in a central library, in which each configuration has an unique identifier. Because of that, different nodes can be configured and nodes of the same kind (i.e. worker) can be configured in different ways. Also, a version tag should be added to the configuration in order to support different versions of the node JAR, which may require different configuration files. A node configuration </text:span><office:annotation office:name="__Annotation__3090_275760747"><dc:creator>Marvin Hansen</dc:creator><dc:date>2014-09-26T12:53:56</dc:date><text:list text:continue-numbering="true" text:style-name=""><text:list-item><text:p text:style-name="P63"><text:span text:style-name="T115">@MartinSenne</text:span></text:p></text:list-item><text:list-item><text:p text:style-name="P63"><text:span text:style-name="T115"/></text:p></text:list-item><text:list-item><text:p text:style-name="P63"><text:span text:style-name="T115">The list is a draft for discussion, feel free to add thoughts and comments. In particular, your feedback on node specific configuration is most needed. </text:span></text:p></text:list-item></text:list></office:annotation><text:span text:style-name="T84">may contain:</text:span><office:annotation-end office:name="__Annotation__3090_275760747"/></text:p>
      <text:list xml:id="list7212498670971713978" text:style-name="L10">
        <text:list-item>
          <text:p text:style-name="P42">URI to the registry </text:p>
        </text:list-item>
        <text:list-item>
          <text:p text:style-name="P43">URI to the cache </text:p>
        </text:list-item>
        <text:list-item>
          <text:p text:style-name="P44">Possible an URI to a central data-cache, <text:span text:style-name="T85">if required</text:span></text:p>
        </text:list-item>
        <text:list-item>
          <text:p text:style-name="P46">Node specific configuration details </text:p>
          <text:list>
            <text:list-item>
              <text:p text:style-name="P45"><text:span text:style-name="T86">(add details here)</text:span> </text:p>
            </text:list-item>
          </text:list>
        </text:list-item>
        <text:list-item>
          <text:p text:style-name="P47">Virtual groups of nodes</text:p>
          <text:list>
            <text:list-item>
              <text:p text:style-name="P48">Distribution strategy (FirstWin, LoadBalancing, HighAvailable)</text:p>
            </text:list-item>
            <text:list-item>
              <text:p text:style-name="P48">Spare nodes</text:p>
            </text:list-item>
            <text:list-item>
              <text:p text:style-name="P48">Quality of Service criterion (i.e. latency <text:span text:style-name="T114">&lt;5ms, </text:span><text:s/>)</text:p>
            </text:list-item>
          </text:list>
        </text:list-item>
      </text:list>
      <text:p text:style-name="P18"/>
      <text:p text:style-name="P10">B) <text:span text:style-name="T79">Cache</text:span></text:p>
      <text:p text:style-name="P20"><text:tab/><text:span text:style-name="T87"> Considering the ever growing number of cores available on cloud instances, it makes sense to launch several DRF nodes on one virtual instance in order to maximize utilization. A node-image comes preconfigured with one or more docker containers, which each container only containing a start-script and a runner. The start-script should be immediately executed whenever the container launches, which should be after the startup of the instance. The start-script then initiates the launcher. There are two possible scenarios:</text:span></text:p>
      <text:p text:style-name="P51">1) The launcher starts a shipped JAR</text:p>
      <text:p text:style-name="P52">2) The launcher downloads a JAR from the cache</text:p>
      <text:p text:style-name="P21"/>
      <text:p text:style-name="P53"><text:tab/>Scenario one implies updates are shipped through newer docker instances, which implies a node takes down its docker instances, downloads new containers and creates new instances of the new containers. </text:p>
      <text:p text:style-name="P53"><text:tab/>PRO: Full control over the complete container environment <text:s text:c="2"/></text:p>
      <text:p text:style-name="P18"><text:tab/><text:span text:style-name="T88">CON: Overhead</text:span></text:p>
      <text:p text:style-name="P18"/>
      <text:p text:style-name="P36"><text:tab/><text:span text:style-name="T89">Scenario two requires that the initiated launcher first pulls the configuration form the configuration master, then extracts the URI of the cache and then downloads the JAR file from the cache before launching the JAR with a configuration from the configuration master. Once the JAR is fully launched, the runner should register the instance to the registry by using the URI from the configuration master. Updated JAR's <text:s/>are distributed by sending a shut-down signal to runner operating on a node, downloading a new JAR and possibly a new configuration and launching the new node-JAR from within the container. </text:span></text:p>
      <text:p text:style-name="P18"><text:tab/><text:span text:style-name="T90">PRO: Fast and reasonable efficient</text:span></text:p>
      <text:p text:style-name="P18"><text:tab/><text:span text:style-name="T91">CON: Changes on the container environment require additional effort</text:span></text:p>
      <text:p text:style-name="P54">C) Registry</text:p>
      <text:p text:style-name="P22"><text:tab/><text:span text:style-name="T92">In order to track the availability of nodes, a central r</text:span><text:span text:style-name="T62">egistry </text:span><text:span text:style-name="T63">is used </text:span><text:span text:style-name="T64">so that each node that goes up or shut-downs will </text:span><text:span text:style-name="T65">update its status. </text:span><text:span text:style-name="T66">A </text:span><text:span text:style-name="T69">runner</text:span><text:span text:style-name="T66">, </text:span><text:span text:style-name="T67">once it has pulled its configuration from </text:span><text:span text:style-name="T68">the configuration master, </text:span><text:span text:style-name="T66"><text:s/></text:span><text:span text:style-name="T69">is responsible </text:span><text:span text:style-name="T70">to manage </text:span><text:span text:style-name="T72">at least</text:span><text:span text:style-name="T70"> three tasks:</text:span></text:p>
      <text:p text:style-name="P55"/>
      <text:list xml:id="list6152217655401901380" text:style-name="L11">
        <text:list-item>
          <text:p text:style-name="P57"><text:span text:style-name="T70">S</text:span><text:span text:style-name="T61">etting-up the node (may download the JAR first)</text:span></text:p>
        </text:list-item>
        <text:list-item>
          <text:p text:style-name="P58"><text:span text:style-name="T61">Sending a </text:span><text:span text:style-name="T71">REST notification for UP to the registry</text:span></text:p>
        </text:list-item>
        <text:list-item>
          <text:p text:style-name="P56">Shutting down a node and sending a DOWN notification to the registry </text:p>
        </text:list-item>
      </text:list>
      <text:p text:style-name="P19"/>
      <text:p text:style-name="P33"><text:tab/>Ideally, update, restart and <text:span text:style-name="T93">kill commands are constructed out of the three basic tasks in order to expand functionality with minimal additional effort. The main rational for using a central registry is the support for “virtual-groups” Instead of grouping real nodes and matching them to certain tasks, each node can be part of many groups and many groups can contain many (overlapping) nodes. Note, this is a m-to-n relation. As mentioned in the previous section, cloud instances become more powerful, therefore it is save to assume that one instance may run several DRF nodes to maximize system load. (After all, the instance is paid per hour, not utilization!) </text:span></text:p>
      <text:p text:style-name="P33"><text:tab/><text:span text:style-name="T94">However, placing a certain number of nodes in one just one group may not fully utilize the available computational power provided by the instances. Therefore, placing nodes in several groups may maximize utilization, depeding on the actual demand of tasks. </text:span></text:p>
      <text:p text:style-name="P19"><text:line-break/></text:p>
      <text:p text:style-name="P11">Implications</text:p>
      <text:p text:style-name="P11"/>
      <text:p text:style-name="P12"><text:tab/><text:span text:style-name="T73">One possible </text:span><text:span text:style-name="T75">central management </text:span><text:span text:style-name="T73">tool, </text:span><text:span text:style-name="T75">which unifies functionality of the c</text:span><text:span text:style-name="T74">onfiguration master, </text:span><text:span text:style-name="T75">cache and registry, </text:span><text:span text:style-name="T73">could be a</text:span><text:span text:style-name="T75"> web-console </text:span><text:span text:style-name="T73">in order to </text:span><text:span text:style-name="T75">simplif</text:span><text:span text:style-name="T73">y</text:span><text:span text:style-name="T75"> central management of the entire DRF backend. In particular, the creation and configuration of virtual groups. It is worth to consider to define <text:s/>the n</text:span><text:span text:style-name="T52">ode specific configuration details </text:span><text:span text:style-name="T53">in the web console, and then writing it </text:span><text:span text:style-name="T54">into the </text:span><text:span text:style-name="T52">configuration </text:span><text:span text:style-name="T55">master. </text:span></text:p>
      <text:p text:style-name="P34"/>
      <text:p text:style-name="P61">Thoughts: </text:p>
      <text:p text:style-name="P49"><text:s/></text:p>
      <text:p text:style-name="P34"><text:span text:style-name="T43"><text:tab/></text:span><text:span text:style-name="T44">A web-console is just there to have a user interface in order to create virtual groups for </text:span><text:span text:style-name="T45">developers.</text:span><text:span text:style-name="T44"> </text:span><text:span text:style-name="T46">Therefore, </text:span><text:span text:style-name="T47">it would be handy to have some kind of </text:span><text:span text:style-name="T48">role-based access, which simply means one user for each </text:span><text:span text:style-name="T50">developer</text:span><text:span text:style-name="T48">, so that he/she creates its own groups on a </text:span><text:span text:style-name="T49">dev-cluster. </text:span><text:span text:style-name="T50">After all, self-service is the fastest and cheapest way </text:span><office:annotation office:name="__Annotation__3217_275760747"><dc:creator>Marvin Hansen</dc:creator><dc:date>2014-09-26T12:59:52</dc:date><text:list text:style-name=""><text:list-item><text:p text:style-name="P63"><text:span text:style-name="T115">That was actually the way AWS was born. The IT Staff was annoyed by creating VM's for dev's so they build a self-serving platform.. The rest is history....</text:span></text:p></text:list-item></text:list></office:annotation><text:span text:style-name="T50">to support dev's i</text:span><office:annotation-end office:name="__Annotation__3217_275760747"/><text:span text:style-name="T50">n hacking their code. </text:span><text:span text:style-name="T51">The same holds true for paying clients. No matter what the client may need or want, if he can solve it instantly with a working tool, it saves both parties time. <text:s/></text:span><text:span text:style-name="T50"><text:s text:c="2"/></text:span></text:p>
      <text:p text:style-name="P19"/>
      <text:p text:style-name="P19"><text:span text:style-name="T8">Underlying </text:span><text:span text:style-name="T9">r</text:span><text:span text:style-name="T58">eason</text:span><text:span text:style-name="T60">s</text:span><text:span text:style-name="T56">:</text:span></text:p>
      <text:p text:style-name="P23"><text:tab/><text:span text:style-name="T95">Dividing c</text:span><text:span text:style-name="T3">entral configuration management </text:span><text:span text:style-name="T10">into three parts, </text:span><text:span text:style-name="T11">configuration, cache and </text:span><text:span text:style-name="T12">registry may appear awkward at the first moment, but </text:span><text:span text:style-name="T16">it </text:span><text:span text:style-name="T13">prepares </text:span><text:span text:style-name="T14">the actual </text:span><text:span text:style-name="T15">main benefit </text:span><text:span text:style-name="T41">of </text:span><text:span text:style-name="T42">high level automation</text:span><text:span text:style-name="T15">, </text:span><text:span text:style-name="T16">which </text:span><text:span text:style-name="T41">is</text:span><text:span text:style-name="T16"> thre</text:span><text:span text:style-name="T17">e</text:span><text:span text:style-name="T16">fold:</text:span></text:p>
      <text:p text:style-name="P23"/>
      <text:p text:style-name="P24"><text:span text:style-name="T16"><text:tab/>1) </text:span><text:span text:style-name="T98">Configuration on Demand:</text:span><text:span text:style-name="T16"> </text:span><text:span text:style-name="T18">Assuming </text:span><text:span text:style-name="T19">a running DRF backend with an </text:span><text:span text:style-name="T20">arbitrary</text:span><text:span text:style-name="T19"> number of nodes, </text:span><text:span text:style-name="T21">a virtual group is </text:span><text:span text:style-name="T22">nothing but a name-tag with a corresponding </text:span><text:span text:style-name="T23">set of nodes. </text:span><text:span text:style-name="T24">(1-to-n relation) </text:span><text:span text:style-name="T25">The name-tag, </text:span><text:span text:style-name="T26">then, </text:span><text:span text:style-name="T27">gets supplied to the developer, which includes them </text:span><office:annotation office:name="__Annotation__2322_275760747"><dc:creator>Marvin Hansen</dc:creator><dc:date>2014-09-26T12:22:05</dc:date><text:list text:continue-numbering="true" text:style-name=""><text:list-item><text:p text:style-name="P63"><text:span text:style-name="T116">@MartinSenne</text:span></text:p></text:list-item><text:list-item><text:p text:style-name="P63"><text:span text:style-name="T115">The exact place needs to be decided, any ideas? <text:s/></text:span></text:p></text:list-item></text:list></office:annotation><text:span text:style-name="T28">somewhere</text:span><office:annotation-end office:name="__Annotation__2322_275760747"/><text:span text:style-name="T28"> in his code prior to </text:span><text:span text:style-name="T29">writing remote-futures. </text:span><text:span text:style-name="T30">The basic execution process looks-</text:span><text:span text:style-name="T31">up the tag </text:span><text:span text:style-name="T32">in the registry, and then sends the task to the </text:span><text:span text:style-name="T33">nodes. </text:span><text:span text:style-name="T34">One might cache the return</text:span><text:span text:style-name="T35">ed </text:span><text:span text:style-name="T36">node URI's in order to speed-up any subsequent task submission. </text:span><text:span text:style-name="T37">Through that, </text:span><text:span text:style-name="T38">each virtual group can be expanded ad-hoc in ord</text:span><text:span text:style-name="T40">e</text:span><text:span text:style-name="T38">r to scale on demand. Note, in case of caching, cache consistency needs to be preserved in order to </text:span><text:span text:style-name="T39">propagate any change. </text:span></text:p>
      <text:p text:style-name="P50"><text:s/></text:p>
      <text:p text:style-name="P1"><text:span text:style-name="T99"><text:tab/>2) </text:span><text:span text:style-name="T96">Adaptive self-healing: </text:span><text:span text:style-name="T100">In case </text:span><text:span text:style-name="T101">a certain number or proportion of nodes in a group goes down, </text:span><text:span text:style-name="T102">the registry </text:span><text:span text:style-name="T103">notice these faults, and consequently a </text:span><text:span text:style-name="T104">supervisor layer on top of it can </text:span><text:span text:style-name="T105">instantly re-assign spare-nodes in order to </text:span><text:span text:style-name="T106">prevent </text:span><text:span text:style-name="T108">out-takes</text:span><text:span text:style-name="T107"> before they can happen. </text:span><text:span text:style-name="T108">A</text:span>daptive fault prevention <text:span text:style-name="T109">allows the implementation of </text:span><text:s/>a three strike strategy. First, if a function does not return within a defined time, control sequences <text:span text:style-name="T109">to the runner</text:span> attempting to restart the <text:span text:style-name="T109">executing worker. Second, if a worker does not come back online after restarting, a hard-reset of the docker container get initiated. Third, in case the node does not even reply to a simply ping, the node is declared dead, removed from the registry and <text:s/>spare nodes are assigned to affected groups.</text:span></text:p>
      <text:p text:style-name="P27"/>
      <text:p text:style-name="P1"><text:span text:style-name="T113"><text:tab/>3) </text:span><text:span text:style-name="T97">Pro-active self-adoption</text:span><text:span text:style-name="T96">: </text:span><text:s/><text:span text:style-name="T110">U</text:span>sing monitoring, spare nodes are <text:span text:style-name="T111">pro-actively</text:span> assigned to a group if a certain criterion is met. For instance, if a remote function drops in latency, adding additional spare nodes automatically to that remote function brings latency up again before the slowdown propagates further. <text:span text:style-name="T112">Conversely, a user might define a main criterion that defines the desired property of an node group, and a higher order generator function generates the required group based on the criterion, deploys the virtual group in the DRF backend and finally returns only the name-tag. The name tag, once placed in the code ensures that any remote future of the subsequent code will be executed on the corresponding virtual group, which whenever the monitored criterion is met scales either up or down in order to ensure the defined level of the criterion. <text:s/></text:span><text:change text:change-id="ct579025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Indent" style:display-name="List Indent" style:family="paragraph" style:parent-style-name="Text_20_body" style:class="text">
      <style:paragraph-properties fo:margin-left="1.7717in" fo:margin-right="0in" fo:margin-top="0in" fo:margin-bottom="0.0429in" loext:contextual-spacing="false" fo:keep-together="always" fo:text-indent="-1.5752in" style:auto-text-indent="false"/>
    </style:style>
    <style:style style:name="Heading_20_2" style:display-name="Heading 2" style:family="paragraph" style:parent-style-name="Heading" style:next-style-name="Text_20_body" style:default-outline-level="2" style:class="text">
      <style:text-properties fo:font-size="14pt" fo:font-style="italic" style:text-underline-style="solid" style:text-underline-type="double" style:text-underline-width="auto" style:text-underline-color="font-color" fo:font-weight="bold" style:font-size-asian="14pt" style:font-style-asian="italic" style:font-weight-asian="bold" style:font-size-complex="14pt" style:font-style-complex="italic" style:font-weight-complex="norm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1pt" officeooo:rsid="00129388" officeooo:paragraph-rsid="00129388"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arvin F. L. Hansen <text:s/>Page <text:page-number text:select-page="current">2</text:page-number> of <text:page-count>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6T11:14:47.503721778</meta:creation-date>
    <meta:editing-duration>PT1H49M52S</meta:editing-duration>
    <meta:editing-cycles>308</meta:editing-cycles>
    <meta:generator>LibreOffice/4.3.1.2$Linux_X86_64 LibreOffice_project/430m0$Build-2</meta:generator>
    <dc:title>BlankPage</dc:title>
    <meta:initial-creator>Marvin Hansen</meta:initial-creator>
    <dc:date>2014-09-26T13:19:25.160059692</dc:date>
    <dc:creator>Marvin Hansen</dc:creator>
    <meta:document-statistic meta:table-count="0" meta:image-count="0" meta:object-count="0" meta:page-count="4" meta:paragraph-count="62" meta:word-count="1455" meta:character-count="9050" meta:non-whitespace-character-count="7595"/>
    <meta:template xlink:type="simple" xlink:actuate="onRequest" xlink:title="BlankPage" xlink:href="../../../../.config/libreoffice/4/user/template/BlankPage.ott" meta:date="2014-09-26T11:14:47.084241549"/>
  </office:meta>
</office:document-meta>
</file>